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16000005B6313728BCA07AC5D7.png" manifest:media-type="image/png"/>
  <manifest:file-entry manifest:full-path="Pictures/1000000000000616000005B6B0B72E1E36446D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7cm" svg:height="7.103cm" svg:x="0.1cm" svg:y="1.7cm">
          <draw:image xlink:href="Pictures/1000000000000616000005B6B0B72E1E36446D3E.png" xlink:type="simple" xlink:show="embed" xlink:actuate="onLoad" draw:mime-type="image/png">
            <text:p/>
          </draw:image>
        </draw:frame>
        <draw:frame draw:style-name="gr1" draw:text-style-name="P1" draw:layer="layout" svg:width="7.812cm" svg:height="7.33cm" svg:x="7.9cm" svg:y="1.573cm">
          <draw:image xlink:href="Pictures/1000000000000616000005B6313728BCA07AC5D7.png" xlink:type="simple" xlink:show="embed" xlink:actuate="onLoad" draw:mime-type="image/png">
            <text:p/>
          </draw:image>
        </draw:frame>
        <draw:frame draw:style-name="gr2" draw:text-style-name="P2" draw:layer="layout" svg:width="6.556cm" svg:height="0.962cm" svg:x="4.5cm" svg:y="0.5cm">
          <draw:text-box>
            <text:p>Non-Linear Function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16T06:37:07.300453119</dc:date>
    <meta:editing-duration>PT5M4S</meta:editing-duration>
    <meta:editing-cycles>5</meta:editing-cycles>
    <meta:generator>LibreOffice/7.2.5.2$MacOSX_X86_64 LibreOffice_project/499f9727c189e6ef3471021d6132d4c694f357e5</meta:generator>
    <meta:document-statistic meta:object-count="3"/>
  </office:meta>
</office:document-meta>
</file>